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officeooo:rsid="001fb8af" officeooo:paragraph-rsid="001fb8af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1fb8af" officeooo:paragraph-rsid="001fb8af" style:font-size-asian="14pt" style:font-weight-asian="bold" style:font-size-complex="14pt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style:page-number="auto" fo:background-color="transparent"/>
      <style:text-properties style:font-name="Liberation Sans" fo:font-size="14pt" officeooo:rsid="001fb8af" officeooo:paragraph-rsid="001fb8af" style:font-size-asian="14pt" style:font-size-complex="14pt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fo:background-color="transparent"/>
      <style:text-properties style:font-name="Liberation Sans" fo:font-size="14pt" officeooo:rsid="0020f815" officeooo:paragraph-rsid="0020f81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Test Creator v1.0</text:p>
      <text:p text:style-name="P1"/>
      <text:p text:style-name="P1">Руководство пользователя</text:p>
      <text:p text:style-name="P1"/>
      <text:p text:style-name="P3">MyTest Creator (далее Программа) — это программа для создания, редактирования, компоновки и декомпиляции файлов тестов для тестовой оболочки MyTest.</text:p>
      <text:p text:style-name="P4">Интерфейс программы представлен на рис. 1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23:12:18.848838875</dc:date>
    <meta:editing-duration>PT2M55S</meta:editing-duration>
    <meta:editing-cycles>3</meta:editing-cycles>
    <meta:generator>LibreOffice/5.3.5.2$Linux_X86_64 LibreOffice_project/30m0$Build-2</meta:generator>
    <meta:document-statistic meta:table-count="0" meta:image-count="0" meta:object-count="0" meta:page-count="1" meta:paragraph-count="4" meta:word-count="29" meta:character-count="233" meta:non-whitespace-character-count="207"/>
  </office:meta>
</office:document-meta>
</file>